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nux Biolinum G" svg:font-family="'Linux Biolinum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40pt" officeooo:paragraph-rsid="0004a414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32pt" fo:font-style="italic" officeooo:paragraph-rsid="0004a414" style:font-size-asian="32pt" style:font-style-asian="italic" style:font-size-complex="32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Linux Biolinum G" fo:font-size="12pt" fo:font-style="normal" officeooo:paragraph-rsid="0004a414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2pt" fo:font-style="normal" officeooo:paragraph-rsid="0004a414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nux Biolinum G" fo:font-size="12pt" fo:font-style="normal" officeooo:paragraph-rsid="0004a414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nux Biolinum G" fo:font-size="12pt" fo:font-style="normal" officeooo:paragraph-rsid="0007a3c9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nux Biolinum G" fo:font-size="12pt" fo:font-style="normal" officeooo:paragraph-rsid="00064435" style:font-size-asian="12pt" style:font-style-asian="normal" style:font-size-complex="12pt" style:font-style-complex="normal"/>
    </style:style>
    <style:style style:name="P8" style:family="paragraph" style:parent-style-name="Preformatted_20_Text" style:list-style-name="L1">
      <style:paragraph-properties fo:text-align="start" style:justify-single-word="false"/>
      <style:text-properties style:font-name="Linux Biolinum G" fo:font-size="12pt" fo:font-style="normal" officeooo:paragraph-rsid="0004a414" style:font-size-asian="12pt" style:font-style-asian="normal" style:font-size-complex="12pt" style:font-style-complex="normal"/>
    </style:style>
    <style:style style:name="P9" style:family="paragraph" style:parent-style-name="Preformatted_20_Text" style:list-style-name="L1">
      <style:text-properties style:font-name="Linux Biolinum G" fo:font-size="12pt" style:font-size-asian="12pt" style:font-size-complex="12pt"/>
    </style:style>
    <style:style style:name="P10" style:family="paragraph" style:parent-style-name="Preformatted_20_Text" style:list-style-name="L1">
      <style:paragraph-properties fo:margin-top="0cm" fo:margin-bottom="0.499cm" style:contextual-spacing="false"/>
      <style:text-properties style:font-name="Linux Biolinum G" fo:font-size="12pt" style:font-size-asian="12pt" style:font-size-complex="12pt"/>
    </style:style>
    <style:style style:name="T1" style:family="text">
      <style:text-properties officeooo:rsid="0004a414"/>
    </style:style>
    <style:style style:name="T2" style:family="text">
      <style:text-properties officeooo:rsid="00064435"/>
    </style:style>
    <style:style style:name="T3" style:family="text">
      <style:text-properties officeooo:rsid="00074c4e"/>
    </style:style>
    <style:style style:name="T4" style:family="text">
      <style:text-properties officeooo:rsid="0007a3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ignes de conception</text:span></text:p>
      <text:p text:style-name="P2"><text:span text:style-name="T1">Carte Arduino</text:span></text:p>
      <text:p text:style-name="P2"><text:span text:style-name="T1"/></text:p>
      <text:p text:style-name="P4"><text:span text:style-name="T1">Afin que la séance de formation au </text:span><text:span text:style-name="T3">microcontrôleurs</text:span><text:span text:style-name="T1"> se déroule dans de bonne conditions, merci de respecter les contraintes suivantes :</text:span></text:p>
      <text:p text:style-name="P4"><text:span text:style-name="T1"/></text:p>
      <text:list xml:id="list33456432" text:style-name="L1">
        <text:list-item>
          <text:p text:style-name="P5"><text:span text:style-name="T1">Largeur de</text:span><text:span text:style-name="T4">s</text:span><text:span text:style-name="T1"> pistes : 1mm dans le maximum des cas, </text:span><text:span text:style-name="T4">0,5 dans le minimum.</text:span></text:p>
        </text:list-item>
        <text:list-item>
          <text:p text:style-name="P5"><text:span text:style-name="T1">Marque</text:span><text:span text:style-name="T4">r </text:span><text:span text:style-name="T1">votre numéro de groupe et initiales sur une surface visible de la carte </text:span><text:span text:style-name="T4">(top et bottom layer)</text:span></text:p>
        </text:list-item>
        <text:list-item>
          <text:p text:style-name="P5"><text:span text:style-name="T1">Diamètre extérieur des Vias : 1,7mm</text:span></text:p>
        </text:list-item>
        <text:list-item>
          <text:p text:style-name="P6"><text:span text:style-name="T4">Diametres de tous les trous : 0,8mm</text:span></text:p>
        </text:list-item>
      </text:list>
      <text:p text:style-name="P4"><text:span text:style-name="T1"/></text:p>
      <text:p text:style-name="P7"><text:span text:style-name="T3">Connexion</text:span><text:span text:style-name="T2"> des composants :</text:span></text:p>
      <text:list xml:id="list33627530" text:continue-numbering="true" text:style-name="L1">
        <text:list-item>
          <text:p text:style-name="P8"><text:span text:style-name="T1">Switch =&gt; D2</text:span></text:p>
        </text:list-item>
        <text:list-item>
          <text:p text:style-name="P9"><text:span text:style-name="T4">P</text:span>otentiomètre =&gt; A0</text:p>
        </text:list-item>
        <text:list-item>
          <text:p text:style-name="P9">L<text:span text:style-name="T3">ed</text:span> <text:span text:style-name="T3">BLEUE</text:span> =&gt; D9</text:p>
        </text:list-item>
        <text:list-item>
          <text:p text:style-name="P9">L<text:span text:style-name="T3">ed</text:span> VERTE =&gt; D10</text:p>
        </text:list-item>
        <text:list-item>
          <text:p text:style-name="P10">L<text:span text:style-name="T3">ed</text:span> ROUGE =&gt; D11</text:p>
        </text:list-item>
      </text:list>
      <text:p text:style-name="P3"><text:span text:style-name="T1"><draw:frame draw:style-name="fr1" draw:name="images1" text:anchor-type="as-char" svg:width="9.181cm" svg:height="11.906cm" draw:z-index="0"><draw:image xlink:href="http://arduino.cc/en/uploads/Main/NanoFront.jpg" xlink:type="simple" xlink:show="embed" xlink:actuate="onLoad"/></draw:frame>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nux Biolinum G" svg:font-family="'Linux Biolinum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3:27:45.94</meta:creation-date>
    <dc:date>2013-09-23T13:47:34.19</dc:date>
    <meta:editing-duration>PT16M29S</meta:editing-duration>
    <meta:editing-cycles>4</meta:editing-cycles>
    <meta:generator>LibreOffice/3.6$Windows_x86 LibreOffice_project/2ef5aff-a6fb0ff-166bdff-cf087ad-0f1389</meta:generator>
    <meta:print-date>2013-09-23T13:33:20.98</meta:print-date>
    <meta:document-statistic meta:table-count="0" meta:image-count="1" meta:object-count="0" meta:page-count="1" meta:paragraph-count="14" meta:word-count="102" meta:character-count="527" meta:non-whitespace-character-count="445"/>
  </office:meta>
</office:document-meta>
</file>